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2.5cm" svg:x="3.8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1.9cm" svg:x="2.9cm" svg:y="4.7cm">
          <text:p text:style-name="P1">GET Temperatur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0.1cm" svg:height="1.7cm" svg:x="10cm" svg:y="9.8cm">
          <text:p text:style-name="P1">PUT “The water</text:p>
          <text:p text:style-name="P1">is frozen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0cm" svg:height="1.7cm" svg:x="10.4cm" svg:y="7.1cm">
          <text:p text:style-name="P1">PUT “The water</text:p>
          <text:p text:style-name="P1">is boiling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1cm" svg:height="1.9cm" svg:x="5.3cm" svg:y="7.3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1cm" svg:height="1.9cm" svg:x="5.3cm" svg:y="12.1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1cm" svg:height="1.9cm" svg:x="5.3cm" svg:y="9.6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0.1cm" svg:height="1.7cm" svg:x="9.9cm" svg:y="12.2cm">
          <text:p text:style-name="P1">PUT “The isn't</text:p>
          <text:p text:style-name="P1">Boiling nor frozen.”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4cm" svg:y1="4cm" svg:x2="6.4cm" svg:y2="4.7cm">
          <text:p/>
        </draw:line>
        <draw:line draw:style-name="gr2" draw:text-style-name="P1" draw:layer="layout" svg:x1="6.4cm" svg:y1="6.6cm" svg:x2="6.4cm" svg:y2="7.4cm">
          <text:p/>
        </draw:line>
        <draw:line draw:style-name="gr2" draw:text-style-name="P1" draw:layer="layout" svg:x1="6.3cm" svg:y1="8.9cm" svg:x2="6.3cm" svg:y2="9.7cm">
          <text:p/>
        </draw:line>
        <draw:line draw:style-name="gr2" draw:text-style-name="P1" draw:layer="layout" svg:x1="6.3cm" svg:y1="11.4cm" svg:x2="6.3cm" svg:y2="12.2cm">
          <text:p/>
        </draw:line>
        <draw:custom-shape draw:style-name="gr1" draw:text-style-name="P1" draw:layer="layout" svg:width="5.5cm" svg:height="2.5cm" svg:x="3.6cm" svg:y="15.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4cm" svg:y1="14cm" svg:x2="6.4cm" svg:y2="15.3cm">
          <text:p/>
        </draw:line>
        <draw:line draw:style-name="gr2" draw:text-style-name="P1" draw:layer="layout" svg:x1="7.4cm" svg:y1="8.2cm" svg:x2="11.2cm" svg:y2="8.2cm">
          <text:p/>
        </draw:line>
        <draw:line draw:style-name="gr2" draw:text-style-name="P1" draw:layer="layout" svg:x1="7.4cm" svg:y1="10.5cm" svg:x2="11.5cm" svg:y2="10.5cm">
          <text:p/>
        </draw:line>
        <draw:line draw:style-name="gr2" draw:text-style-name="P1" draw:layer="layout" svg:x1="7.3cm" svg:y1="13cm" svg:x2="11.2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30:38.722000000</meta:creation-date>
    <dc:date>2014-10-06T11:39:02.394000000</dc:date>
    <meta:editing-duration>PT39S</meta:editing-duration>
    <meta:editing-cycles>2</meta:editing-cycles>
    <meta:generator>LibreOffice/4.2.5.2$Windows_x86 LibreOffice_project/61cb170a04bb1f12e77c884eab9192be736ec5f5</meta:generator>
    <meta:document-statistic meta:object-count="17"/>
  </office:meta>
</office:document-meta>
</file>